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51b3" officeooo:paragraph-rsid="000c51b3"/>
    </style:style>
    <style:style style:name="P2" style:family="paragraph" style:parent-style-name="Preformatted_20_Text">
      <style:text-properties style:font-name="Times New Roman" officeooo:rsid="001187f5" officeooo:paragraph-rsid="001187f5"/>
    </style:style>
    <style:style style:name="P3" style:family="paragraph" style:parent-style-name="Preformatted_20_Text">
      <style:text-properties style:font-name="Times New Roman" officeooo:rsid="0010210d" officeooo:paragraph-rsid="0010210d"/>
    </style:style>
    <style:style style:name="P4" style:family="paragraph" style:parent-style-name="Preformatted_20_Text">
      <style:text-properties style:font-name="Times New Roman" officeooo:rsid="0007694c" officeooo:paragraph-rsid="0007694c"/>
    </style:style>
    <style:style style:name="P5" style:family="paragraph" style:parent-style-name="Preformatted_20_Text">
      <style:text-properties style:font-name="Times New Roman" officeooo:rsid="0007694c" officeooo:paragraph-rsid="000cb72e"/>
    </style:style>
    <style:style style:name="P6" style:family="paragraph" style:parent-style-name="Preformatted_20_Text">
      <style:text-properties style:font-name="Times New Roman" officeooo:rsid="0007694c" officeooo:paragraph-rsid="001273ff"/>
    </style:style>
    <style:style style:name="P7" style:family="paragraph" style:parent-style-name="Preformatted_20_Text">
      <style:text-properties style:font-name="Times New Roman" officeooo:rsid="000cb72e" officeooo:paragraph-rsid="0007694c"/>
    </style:style>
    <style:style style:name="P8" style:family="paragraph" style:parent-style-name="Preformatted_20_Text">
      <style:text-properties style:font-name="Times New Roman" officeooo:rsid="000c51b3" officeooo:paragraph-rsid="000c51b3"/>
    </style:style>
    <style:style style:name="P9" style:family="paragraph" style:parent-style-name="Preformatted_20_Text">
      <style:text-properties style:font-name="Times New Roman" officeooo:rsid="001273ff" officeooo:paragraph-rsid="001273ff"/>
    </style:style>
    <style:style style:name="P10" style:family="paragraph" style:parent-style-name="Preformatted_20_Text">
      <style:text-properties style:font-name="Times New Roman" officeooo:rsid="00187ff8" officeooo:paragraph-rsid="001273ff"/>
    </style:style>
    <style:style style:name="P11" style:family="paragraph" style:parent-style-name="Preformatted_20_Text">
      <style:text-properties style:font-name="Times New Roman" officeooo:rsid="00187ff8" officeooo:paragraph-rsid="00187ff8"/>
    </style:style>
    <style:style style:name="P12" style:family="paragraph" style:parent-style-name="Preformatted_20_Text">
      <style:text-properties style:font-name="Times New Roman" officeooo:rsid="00187ff8" officeooo:paragraph-rsid="001a6b3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8f259"/>
    </style:style>
    <style:style style:name="T3" style:family="text">
      <style:text-properties style:text-underline-style="solid" style:text-underline-width="auto" style:text-underline-color="font-color" fo:font-weight="normal" officeooo:rsid="001273ff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187ff8"/>
    </style:style>
    <style:style style:name="T5" style:family="text">
      <style:text-properties officeooo:rsid="00079d51"/>
    </style:style>
    <style:style style:name="T6" style:family="text">
      <style:text-properties officeooo:rsid="0008f259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8f259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1273ff" style:font-weight-asian="bold" style:font-weight-complex="bold"/>
    </style:style>
    <style:style style:name="T11" style:family="text">
      <style:text-properties style:text-underline-style="none" fo:font-weight="bold" officeooo:rsid="0008f259" style:font-weight-asian="bold" style:font-weight-complex="bold"/>
    </style:style>
    <style:style style:name="T12" style:family="text">
      <style:text-properties style:text-underline-style="none" fo:font-weight="bold" officeooo:rsid="0012277f" style:font-weight-asian="bold" style:font-weight-complex="bold"/>
    </style:style>
    <style:style style:name="T13" style:family="text">
      <style:text-properties style:text-underline-style="none" fo:font-weight="normal" officeooo:rsid="001273ff" style:font-weight-asian="normal" style:font-weight-complex="normal"/>
    </style:style>
    <style:style style:name="T14" style:family="text">
      <style:text-properties style:text-underline-style="none" fo:font-weight="normal" officeooo:rsid="0008f259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187f5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194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NESTRA Alex</text:p>
      <text:p text:style-name="P2">MAHR Benjamin</text:p>
      <text:p text:style-name="P2"/>
      <text:p text:style-name="P2"><text:tab/><text:tab/><text:tab/><text:tab/><text:span text:style-name="T17">Projet Web : LOVE LETTER</text:span></text:p>
      <text:p text:style-name="P2"/>
      <text:p text:style-name="P2"><text:tab/><text:tab/><text:tab/><text:tab/> <text:s text:c="17"/><text:span text:style-name="T1">Modèle Logique</text:span></text:p>
      <text:p text:style-name="P3"/>
      <text:p text:style-name="P3"/>
      <text:p text:style-name="P3"><text:span text:style-name="T16">Note : </text:span>Chaque clé primaire est <text:span text:style-name="T16">en gras</text:span> <text:span text:style-name="T16">et </text:span>chaque clé étrangère est <text:span text:style-name="T16">souligné</text:span>.</text:p>
      <text:p text:style-name="P3"/>
      <text:p text:style-name="P7"/>
      <text:p text:style-name="P5">Joueur(<text:span text:style-name="T9">id_joueur</text:span>, <text:span text:style-name="T16">password</text:span>, <text:span text:style-name="T16">score,connecte,cartes</text:span>)</text:p>
      <text:p text:style-name="P5">Partie(<text:span text:style-name="T11">id_partie</text:span><text:span text:style-name="T6">, nomPartie,joueur,</text:span><text:span text:style-name="T2">manche</text:span><text:span text:style-name="T6">)</text:span></text:p>
      <text:p text:style-name="P6">Manche(<text:span text:style-name="T11">id_manche</text:span><text:span text:style-name="T8">, </text:span><text:span text:style-name="T3">pioche,</text:span><text:span text:style-name="T13">gagnant</text:span><text:span text:style-name="T14">,</text:span><text:span text:style-name="T3">listeJoueurs</text:span><text:span text:style-name="T10">,</text:span><text:span text:style-name="T3">no</text:span>)</text:p>
      <text:p text:style-name="P4">Carte<text:span text:style-name="T5">(</text:span><text:span text:style-name="T12">id_carte</text:span><text:span text:style-name="T5">, valeur, url, effet)</text:span></text:p>
      <text:p text:style-name="P9">Defausse(<text:span text:style-name="T15">id_defausse</text:span>,listeCarte)</text:p>
      <text:p text:style-name="P9">Pioche(<text:span text:style-name="T15">id_pioche</text:span>,<text:span text:style-name="T7">listeCarte</text:span>) </text:p>
      <text:p text:style-name="P9"/>
      <text:p text:style-name="P9"/>
      <text:p text:style-name="P9"/>
      <text:p text:style-name="P9"><text:tab/><text:tab/><text:tab/><text:tab/><text:tab/> <text:s text:c="3"/><text:span text:style-name="T4">Modèle conceptuel</text:span></text:p>
      <text:p text:style-name="P10"/>
      <text:p text:style-name="P10"><text:tab/><text:tab/><text:tab/><text:tab/><text:tab/><text:span text:style-name="T18">Version png joint réalisé à partir du code ci-dessous :</text:span></text:p>
      <text:p text:style-name="P11">@startuml</text:p>
      <text:p text:style-name="P11">class Carte {</text:p>
      <text:p text:style-name="P12"><text:s text:c="2"/>-{static} Integer id_carte</text:p>
      <text:p text:style-name="P11"><text:s text:c="2"/>-String nomPartie</text:p>
      <text:p text:style-name="P11"><text:s text:c="2"/>-String url</text:p>
      <text:p text:style-name="P11"><text:s text:c="2"/>-String effet</text:p>
      <text:p text:style-name="P11">}</text:p>
      <text:p text:style-name="P11"/>
      <text:p text:style-name="P11">class Joueur {</text:p>
      <text:p text:style-name="P11"><text:s text:c="2"/>-{static} int id_joueur</text:p>
      <text:p text:style-name="P11"><text:s text:c="2"/>-String password</text:p>
      <text:p text:style-name="P11"><text:s text:c="2"/>-Integer score</text:p>
      <text:p text:style-name="P11"><text:s text:c="2"/>-boolean connecte</text:p>
      <text:p text:style-name="P11"><text:s text:c="2"/>-Carte cartes</text:p>
      <text:p text:style-name="P11"><text:s/>}</text:p>
      <text:p text:style-name="P11"/>
      <text:p text:style-name="P11">class Pioche {</text:p>
      <text:p text:style-name="P11"><text:s text:c="2"/>-{static} int id_pioche</text:p>
      <text:p text:style-name="P11"><text:s text:c="2"/>-array&lt;Carte&gt; listeCarte</text:p>
      <text:p text:style-name="P11">}</text:p>
      <text:p text:style-name="P11"/>
      <text:p text:style-name="P11">class Partie {</text:p>
      <text:p text:style-name="P11"><text:s text:c="2"/>-{static} int id_partie</text:p>
      <text:p text:style-name="P11"><text:s text:c="2"/>-string nomPartie</text:p>
      <text:p text:style-name="P11"><text:s text:c="2"/>-array&lt;Joueur&gt; joueur</text:p>
      <text:p text:style-name="P11"><text:s text:c="2"/>-Manche manche</text:p>
      <text:p text:style-name="P11">}</text:p>
      <text:p text:style-name="P11"/>
      <text:p text:style-name="P11">class Manche {</text:p>
      <text:p text:style-name="P11"><text:s text:c="2"/>-{static} int id_manche</text:p>
      <text:p text:style-name="P11"><text:s text:c="2"/>-Pioche pioche</text:p>
      <text:p text:style-name="P11"><text:s text:c="2"/>-integer gagnant</text:p>
      <text:p text:style-name="P11"><text:s text:c="2"/>-array&lt;Joueur&gt; listeJoueurs</text:p>
      <text:p text:style-name="P11"><text:s text:c="2"/>-integer no</text:p>
      <text:p text:style-name="P11">}</text:p>
      <text:p text:style-name="P11"/>
      <text:p text:style-name="P11">class Defausse {</text:p>
      <text:p text:style-name="P11"><text:s text:c="2"/>-{static} int id_defausse</text:p>
      <text:p text:style-name="P11"><text:s text:c="2"/>-array&lt;Carte&gt; listeCarte</text:p>
      <text:p text:style-name="P11"><text:soft-page-break/>}</text:p>
      <text:p text:style-name="P11"/>
      <text:p text:style-name="P11">Partie "1" -- "0..n" Manche</text:p>
      <text:p text:style-name="P11">Partie "1" -- "2..4" Joueur</text:p>
      <text:p text:style-name="P11">Joueur "1" -- "0..2" Carte</text:p>
      <text:p text:style-name="P11">Manche "1" -- "1" Pioche</text:p>
      <text:p text:style-name="P11">Manche "1" -- "2..4" Joueur</text:p>
      <text:p text:style-name="P11">Defausse "1" -- "0..16" Carte</text:p>
      <text:p text:style-name="P11">Pioche "1" -- "16" Carte</text:p>
      <text:p text:style-name="P11">@enduml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date>2017-12-11T03:33:54.638024215</dc:date>
    <meta:editing-duration>PT47M12S</meta:editing-duration>
    <meta:editing-cycles>16</meta:editing-cycles>
    <meta:document-statistic meta:table-count="0" meta:image-count="0" meta:object-count="0" meta:page-count="2" meta:paragraph-count="56" meta:word-count="161" meta:character-count="1237" meta:non-whitespace-character-count="1046"/>
  </office:meta>
</office:document-meta>
</file>